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@startuml</text:p>
      <text:p text:style-name="Standard">WeatherForecast&lt;|--city</text:p>
      <text:p text:style-name="Standard">WeatherForecast&lt;|--states</text:p>
      <text:p text:style-name="Standard">WeatherForecast&lt;|--countrys</text:p>
      <text:p text:style-name="Standard">WeatherForecast&lt;|--speacialRegions</text:p>
      <text:p text:style-name="Standard"/>
      <text:p text:style-name="Standard">WeatherForecast : Datum</text:p>
      <text:p text:style-name="Standard">WeatherForecast : Vorhersagelänge</text:p>
      <text:p text:style-name="Standard"/>
      <text:p text:style-name="Standard">WeatherForecast : double temperature()</text:p>
      <text:p text:style-name="Standard">WeatherForecast : double tem_feels_like()</text:p>
      <text:p text:style-name="Standard">WeatherForecast : double temp_min()</text:p>
      <text:p text:style-name="Standard">WeatherForecast : double temp_max()</text:p>
      <text:p text:style-name="Standard">WeatherForecast : double humidity()</text:p>
      <text:p text:style-name="Standard">WeatherForecast : double sunrise()</text:p>
      <text:p text:style-name="Standard">WeatherForecast : double sunset()</text:p>
      <text:p text:style-name="Standard">WeatherForecast : double wind_speed()</text:p>
      <text:p text:style-name="Standard">WeatherForecast : int wind_deg()</text:p>
      <text:p text:style-name="Standard">WeatherForecast : double wind_gust()</text:p>
      <text:p text:style-name="Standard">WeatherForecast : int clouds_all()</text:p>
      <text:p text:style-name="Standard">WeatherForecast : double visibility()</text:p>
      <text:p text:style-name="Standard"/>
      <text:p text:style-name="Standard">city : available examples </text:p>
      <text:p text:style-name="Standard">states : available examples</text:p>
      <text:p text:style-name="Standard">countrys : available examples</text:p>
      <text:p text:style-name="Standard">speacialRegions : available examples</text:p>
      <text:p text:style-name="Standard"/>
      <text:p text:style-name="Standard"/>
      <text:p text:style-name="Standard">class generalWeather</text:p>
      <text:p text:style-name="Standard">{</text:p>
      <text:p text:style-name="Standard">generalWeather : include seasons</text:p>
      <text:p text:style-name="Standard">int temp()</text:p>
      <text:p text:style-name="Standard">int rain()</text:p>
      <text:p text:style-name="Standard">}</text:p>
      <text:p text:style-name="Standard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6-22T17:15:36.05</meta:creation-date>
    <dc:date>2022-07-12T16:51:49.92</dc:date>
    <meta:editing-duration>PT6M39S</meta:editing-duration>
    <meta:editing-cycles>5</meta:editing-cycles>
    <meta:generator>OpenOffice/4.1.12$Win32 OpenOffice.org_project/4112m1$Build-9809</meta:generator>
    <meta:document-statistic meta:table-count="0" meta:image-count="0" meta:object-count="0" meta:page-count="1" meta:paragraph-count="30" meta:word-count="92" meta:character-count="800"/>
  </office:meta>
</office:document-meta>
</file>